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draw:stroke="dash" draw:stroke-dash="Ultrafine_20_Dashed" svg:stroke-width="0cm" draw:textarea-horizontal-align="center" draw:textarea-vertical-align="middle" fo:padding-top="0.087cm" fo:padding-bottom="0.087cm" fo:padding-left="0.212cm" fo:padding-right="0.212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5" style:family="graphic" style:parent-style-name="standard">
      <style:graphic-properties svg:stroke-width="0cm" draw:marker-end="Arrow" draw:marker-end-width="0.051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52cm" svg:y1="1.021cm" svg:x2="4.756cm" svg:y2="1.021cm">
          <text:p/>
        </draw:line>
        <draw:line draw:style-name="gr1" draw:text-style-name="P1" draw:layer="layout" svg:x1="2.552cm" svg:y1="1.026cm" svg:x2="5.295cm" svg:y2="1.026cm">
          <text:p/>
        </draw:line>
        <draw:line draw:style-name="gr1" draw:text-style-name="P1" draw:layer="layout" svg:x1="2.552cm" svg:y1="1.026cm" svg:x2="4.756cm" svg:y2="2.561cm">
          <text:p/>
        </draw:line>
        <draw:line draw:style-name="gr1" draw:text-style-name="P1" draw:layer="layout" svg:x1="2.552cm" svg:y1="1.024cm" svg:x2="2.552cm" svg:y2="2.561cm">
          <text:p/>
        </draw:line>
        <draw:line draw:style-name="gr1" draw:text-style-name="P1" draw:layer="layout" svg:x1="2.552cm" svg:y1="1.026cm" svg:x2="2.552cm" svg:y2="3.078cm">
          <text:p/>
        </draw:line>
        <draw:line draw:style-name="gr2" draw:text-style-name="P1" draw:layer="layout" svg:x1="2.552cm" svg:y1="2.561cm" svg:x2="4.756cm" svg:y2="2.561cm">
          <text:p/>
        </draw:line>
        <draw:line draw:style-name="gr2" draw:text-style-name="P1" draw:layer="layout" svg:x1="4.756cm" svg:y1="2.55cm" svg:x2="4.756cm" svg:y2="1.026cm">
          <text:p/>
        </draw:line>
        <draw:frame draw:style-name="gr3" draw:layer="layout" svg:width="0.628cm" svg:height="0.556cm" svg:x="4.624cm" svg:y="2.4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549cm" svg:height="0.578cm" svg:x="4.318cm" svg:y="0.3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23cm" svg:height="0.578cm" svg:x="1.859cm" svg:y="2.0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5cm" svg:height="0.578cm" svg:x="5.151cm" svg:y="0.78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507cm" svg:height="0.502cm" svg:x="2.551cm" svg:y="2.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547cm" svg:height="0.529cm" svg:x="3.273cm" svg:y="1.08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4" draw:text-style-name="P1" draw:layer="layout" svg:width="0.093cm" svg:height="0.39cm" svg:x="3.159cm" svg:y="1.046cm" svg:viewBox="0 0 94 391" svg:d="m86 0c5 30 8 62 8 94 0 113-34 215-94 297">
          <text:p/>
        </draw:path>
        <draw:line draw:style-name="gr5" draw:text-style-name="P1" draw:layer="layout" svg:x1="3.251cm" svg:y1="1.097cm" svg:x2="3.251cm" svg:y2="1.026cm">
          <text:p/>
        </draw:line>
        <draw:line draw:style-name="gr5" draw:text-style-name="P1" draw:layer="layout" svg:x1="3.19cm" svg:y1="1.381cm" svg:x2="3.149cm" svg:y2="1.4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o math:stretchy="false">ϕ</math:mo>
      </math:msub>
      <math:mo math:stretchy="false">ˆ</math:mo>
    </math:mover>
    <math:annotation math:encoding="StarMath 5.0">hat {I}_%varph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c</math:mi>
      </math:msub>
      <math:mo math:stretchy="false">ˆ</math:mo>
    </math:mover>
    <math:annotation math:encoding="StarMath 5.0">hat {I}_c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m</math:mi>
      </math:msub>
      <math:mo math:stretchy="false">ˆ</math:mo>
    </math:mover>
    <math:annotation math:encoding="StarMath 5.0">hat {I}_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n>1</math:mn>
      </math:msub>
      <math:mo math:stretchy="false">ˆ</math:mo>
    </math:mover>
    <math:annotation math:encoding="StarMath 5.0">hat {E}_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o math:stretchy="false">φ</math:mo>
      <math:mo math:stretchy="false">ˆ</math:mo>
    </math:mover>
    <math:annotation math:encoding="StarMath 5.0">hat {%phi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c</math:mi>
    </math:msub>
    <math:annotation math:encoding="StarMath 5.0">%theta_c</math:annotation>
  </math:semantics>
</math:math>
</file>